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1b86f1" officeooo:paragraph-rsid="001b86f1"/>
    </style:style>
    <style:style style:name="P2" style:family="paragraph" style:parent-style-name="Standard" style:list-style-name="L1">
      <style:text-properties style:font-name="Arial" officeooo:rsid="001b86f1" officeooo:paragraph-rsid="001b86f1"/>
    </style:style>
    <style:style style:name="P3" style:family="paragraph" style:parent-style-name="Standard" style:list-style-name="L1">
      <style:text-properties style:font-name="Arial" officeooo:rsid="001d7e7d" officeooo:paragraph-rsid="001d7e7d"/>
    </style:style>
    <style:style style:name="P4" style:family="paragraph" style:parent-style-name="Standard" style:list-style-name="L1">
      <style:text-properties style:font-name="Arial" officeooo:rsid="001da8cd" officeooo:paragraph-rsid="001da8cd"/>
    </style:style>
    <style:style style:name="P5" style:family="paragraph" style:parent-style-name="Standard" style:list-style-name="L1">
      <style:text-properties style:font-name="Arial" officeooo:rsid="001efa97" officeooo:paragraph-rsid="001efa97"/>
    </style:style>
    <style:style style:name="P6" style:family="paragraph" style:parent-style-name="Standard">
      <style:text-properties style:font-name="Arial" officeooo:rsid="001efa97" officeooo:paragraph-rsid="001efa97"/>
    </style:style>
    <style:style style:name="T1" style:family="text">
      <style:text-properties officeooo:rsid="001da8cd"/>
    </style:style>
    <style:style style:name="T2" style:family="text">
      <style:text-properties officeooo:rsid="001efa97"/>
    </style:style>
    <style:style style:name="T3" style:family="text">
      <style:text-properties fo:font-weight="bold" officeooo:rsid="001efa97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swered By : - <text:span text:style-name="T3">Hudson</text:span><text:span text:style-name="T2">, Member, KKP Youth Club, Gurunagar, Jaffna.</text:span></text:p>
      <text:p text:style-name="P1"/>
      <text:list xml:id="list2185171145021488203" text:style-name="L1">
        <text:list-item>
          <text:p text:style-name="P2">It is fun, good time pass, we are playing it from childhood.</text:p>
        </text:list-item>
        <text:list-item>
          <text:p text:style-name="P3">What you’re proposing may reduce the time spent on arranging a match or tournaments.</text:p>
        </text:list-item>
        <text:list-item>
          <text:p text:style-name="P3">Yes of-course, instead of wasting money on calling teams, we can easily arrange a match.</text:p>
        </text:list-item>
        <text:list-item>
          <text:p text:style-name="P3"><text:span text:style-name="T1">Using it s</text:span>aves <text:span text:style-name="T1">time &amp; money</text:span>, Team Management <text:span text:style-name="T1">is easier.</text:span></text:p>
        </text:list-item>
        <text:list-item>
          <text:p text:style-name="P4">No, I don’t see anything negative in this.</text:p>
        </text:list-item>
        <text:list-item>
          <text:p text:style-name="P5">No.</text:p>
        </text:list-item>
        <text:list-item>
          <text:p text:style-name="P5">create terms &amp; conditions, which they should follow if they want to use this website/application</text:p>
        </text:list-item>
        <text:list-item>
          <text:p text:style-name="P5">it’ll be good to have a personal page for each player to manage their details</text:p>
        </text:list-item>
      </text:list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03T04:07:52.998675565</meta:creation-date>
    <meta:generator>LibreOffice/5.1.6.2$Linux_X86_64 LibreOffice_project/10m0$Build-2</meta:generator>
    <dc:date>2018-08-03T04:41:11.432394052</dc:date>
    <meta:editing-duration>PT23M6S</meta:editing-duration>
    <meta:editing-cycles>4</meta:editing-cycles>
    <meta:document-statistic meta:table-count="0" meta:image-count="0" meta:object-count="0" meta:page-count="1" meta:paragraph-count="9" meta:word-count="109" meta:character-count="587" meta:non-whitespace-character-count="495"/>
  </office:meta>
</office:document-meta>
</file>